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gradient" draw:fill-gradient-name="Linear_20_blue_2f_white" draw:fill-image-width="0cm" draw:fill-image-height="0cm" draw:textarea-horizontal-align="justify" draw:textarea-vertical-align="middle" draw:auto-grow-height="false"/>
    </style:style>
    <style:style style:name="gr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8.6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33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 style:family="graphic" style:parent-style-name="standard">
      <style:graphic-properties draw:stroke="none" draw:fill="solid" draw:fill-color="#ff3366" draw:shadow="hidden" dr3d:depth="0.876cm" dr3d:close-front="true" dr3d:close-back="true" dr3d:texture-generation-mode-x="parallel" dr3d:texture-generation-mode-y="parallel"/>
    </style:style>
    <style:style style:name="gr6"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eb61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7" style:family="graphic" style:parent-style-name="standard">
      <style:graphic-properties draw:stroke="none" draw:fill="solid" draw:fill-color="#eb613d" draw:shadow="hidden" dr3d:depth="0.804cm" dr3d:close-front="true" dr3d:close-back="true" dr3d:texture-generation-mode-x="parallel" dr3d:texture-generation-mode-y="parallel"/>
    </style:style>
    <style:style style:name="gr8"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8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66"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visible" draw:shadow-offset-x="0.3cm" draw:shadow-offset-y="0.3cm" draw:shadow-color="#808080" draw:shadow-opacity="100%"/>
    </style:style>
    <style:style style:name="gr1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66"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visible" draw:shadow-offset-x="0.3cm" draw:shadow-offset-y="0.3cm" draw:shadow-color="#808080" draw:shadow-opacity="100%" dr3d:edge-rounding="10%" dr3d:back-scale="95%" dr3d:depth="0.52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12" style:family="graphic">
      <style:graphic-properties draw:textarea-horizontal-align="center" draw:textarea-vertical-align="middle" draw:fontwork-style="rotate" draw:fontwork-adjust="autosize" draw:fontwork-shadow="normal" draw:fontwork-form="left-arc" draw:fontwork-hide-form="true"/>
    </style:style>
    <style:style style:name="gr13" style:family="graphic" style:parent-style-name="standard">
      <style:graphic-properties draw:stroke="none" svg:stroke-color="#ccccff" draw:fill="none" draw:fill-color="#ffffff" draw:fill-gradient-name="Linear_20_blue_2f_white" draw:fill-image-width="0cm" draw:fill-image-height="0cm" fo:min-height="0.75cm"/>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paragraph-properties fo:text-align="center"/>
      <style:text-properties fo:font-size="8pt" style:font-size-asian="8pt" style:font-size-complex="8pt"/>
    </style:style>
    <style:style style:name="P4" style:family="paragraph">
      <style:text-properties fo:color="#ffffff" fo:font-size="26pt" fo:text-shadow="1pt 1pt" style:font-size-asian="26pt" style:font-size-complex="26pt"/>
    </style:style>
    <style:style style:name="T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8cm" svg:height="12.1cm" svg:x="0cm" svg:y="0cm">
          <text:p/>
          <draw:enhanced-geometry svg:viewBox="0 0 21600 21600" draw:type="rectangle" draw:enhanced-path="M 0 0 L 21600 0 21600 21600 0 21600 0 0 Z N"/>
        </draw:custom-shape>
        <draw:g>
          <dr3d:scene draw:style-name="gr2" svg:width="7.786cm" svg:height="8.354cm" svg:x="4.706cm" svg:y="3.646cm" dr3d:transform="matrix (0.834274344966007 -0.0874884981976986 0.544363922403621 -0.212140196008626 0.860383335775171 0.463397294724311 -0.508903580817591 -0.502081943713872 0.69923591671734 -8.91162700241556cm 14.7103333093462cm 2.0708246857416cm)" dr3d:vrp="(0 0 21650)" dr3d:vpn="(0 0 20000)" dr3d:projection="perspective" dr3d:distance="1.65cm" dr3d:focal-length="10cm" dr3d:shadow-slant="0" dr3d:shade-mode="gouraud" dr3d:ambient-color="#666666" dr3d:lighting-mode="false">
            <dr3d:light dr3d:diffuse-color="#cccccc" dr3d:direction="(-0.409588542792567 0.246396705030575 0.87836546457789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6000 -18500 7000 7000" svg:d="m6000-18500v7000h7000v-7000z"/>
          </dr3d:scene>
          <dr3d:scene draw:style-name="gr4" svg:width="4.826cm" svg:height="4.825cm" svg:x="4.706cm" svg:y="6.962cm" dr3d:transform="matrix (0.755715602963264 -0.193079401405266 0.625790917312527 -0.24692044230574 0.80102684082623 0.54533136297804 -0.606567574643919 -0.566635989881452 0.557673230809638 -8.52625297028559cm 17.9366600266848cm 8.21585799404199cm)" dr3d:vrp="(0 0 10887.4285714286)" dr3d:vpn="(0 0 10011.4285714286)" dr3d:projection="perspective" dr3d:distance="0.87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svg:viewBox="3000 -22918 3504 3918" svg:d="m4899-21367v444l1605 3v-1406l-93-71-94-67-94-62-95-58-96-53-96-49-97-44-98-39-99-35-99-30-99-26-101-21-101-16-101-12-103-7-103-2-138 4-135 11-131 19-128 26-126 34-122 41-118 48-116 56-111 63-103 70-97 76-89 83-83 90-76 97-68 103-62 110-54 115-48 118-40 121-32 125-25 128-19 131-10 134-4 138 4 137 10 135 18 133 26 130 32 128 40 125 47 123 54 121 61 116 67 108 74 101 80 92 86 86 93 77 99 70 105 62 110 55 115 47 119 40 123 33 127 25 131 18 136 11 139 4 102-2 99-6 96-11 94-15 92-18 89-23 87-27 84-31 81-35 76-38 72-41 67-45 63-48 59-52 54-54 49-58 46-62 43-66 40-70 37-76 34-79 32-85 29-89 26-93-453-124-22 70-23 67-24 62-26 59-27 55-28 51-30 47-31 43-33 40-37 39-40 36-44 34-47 32-50 30-54 28-57 26-60 23-61 20-63 18-64 14-66 11-68 8-69 4-71 2-84-2-82-5-79-8-75-11-73-15-70-18-67-21-64-25-61-27-58-29-55-32-52-33-50-35-46-38-43-39-40-42-38-43-35-45-33-45-31-46-28-48-27-48-25-50-22-50-34-89-29-90-25-93-20-94-16-96-12-98-7-100-2-102 3-124 8-119 14-114 19-108 25-104 30-98 35-93 41-88 46-83 51-77 56-71 61-66 66-61 71-55 76-49 81-44 84-39 86-33 86-29 88-23 89-18 90-13 92-7 93-3 81 2 81 6 80 9 80 14 79 18 78 21 78 26 78 29 145 64 66 33 62 33 56 33 52 34 47 35 43 35v706z"/>
          </dr3d:scene>
          <dr3d:scene draw:style-name="gr6" svg:width="4.602cm" svg:height="2.899cm" svg:x="5.913cm" svg:y="3.762cm" dr3d:transform="matrix (0.86306756430421 -0.0573624907791352 0.501820609478733 0.487120489607592 0.35717347808493 -0.796957172724589 -0.133521563990439 0.932274986902646 0.336207288358268 11.493505824371cm 9.05554051544685cm -21.7098850052648cm)" dr3d:vrp="(0 0 9332.57142857143)" dr3d:vpn="(0 0 8528.57142857143)" dr3d:projection="perspective" dr3d:distance="0.80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0 -28000 2985 3788" svg:d="m0-28000v3788h514l1990-2974v2974h481v-3788h-515l-1989 2977v-2977z"/>
          </dr3d:scene>
          <dr3d:scene draw:style-name="gr8" svg:width="3.055cm" svg:height="6.005cm" svg:x="9.745cm" svg:y="5.201cm" dr3d:transform="matrix (0.316033614316967 0.466098095479686 -0.826362704877201 -0.107178284821228 0.882967183163143 0.457035850584741 0.942674689319986 -0.0558705543837561 0.329002904650273 -2.70880888388163cm 11.7248094340986cm 8.09917935618335cm)" dr3d:vrp="(0 0 10380)" dr3d:vpn="(0 0 9540)" dr3d:projection="perspective" dr3d:distance="0.84cm" dr3d:focal-length="10cm" dr3d:shadow-slant="0" dr3d:shade-mode="gouraud" dr3d:ambient-color="#666666" dr3d:lighting-mode="false">
            <dr3d:light dr3d:diffuse-color="#cccccc" dr3d:direction="(0.517160787974223 0.769002401230361 0.3757393062800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500 -16288 3339 3788" svg:d="m500-16288v3788h1680l238-6 107-8 100-12 93-14 85-17 77-21 70-24 64-28 61-33 58-37 54-43 51-47 48-53 44-57 41-62 37-65 32-68 27-68 22-71 17-72 12-74 8-76 2-77-4-99-12-95-21-91-28-87-37-83-45-79-53-75-61-71-34-34-36-32-38-31-40-29-88-53-96-47-105-41-114-34-123-28-132-22 94-48 82-47 36-24 33-23 31-24 27-23 54-52 54-55 53-58 53-62 102-132 100-145 659-1031h-631l-501 788-200 301-86 120-76 101-69 84-34 37-32 33-31 30-31 26-29 23-29 20-28 17-28 16-29 15-28 13-29 12-28 11-29 9-29 8-23 4-26 4-63 5-77 4-90 1h-582v-1682zm0 2116h1078l162 4 75 6 69 8 65 10 60 12 55 14 51 17 47 19 44 22 41 24 39 28 35 30 33 32 29 35 27 38 24 39 20 41 17 41 15 42 11 43 8 44 4 44 2 46-3 66-4 31-5 31-7 30-8 30-10 29-12 27-13 28-14 26-16 26-18 25-19 24-20 23-46 45-25 21-27 19-29 19-31 17-32 15-34 15-74 24-81 19-87 14-95 8-102 3h-1199z"/>
          </dr3d:scene>
        </draw:g>
        <dr3d:scene draw:style-name="gr10" svg:width="12.3cm" svg:height="3.5cm" svg:x="0.2cm" svg:y="0.1cm" dr3d:transform="matrix (0.991410559549636 -0.0544685206286694 0.118904510738662 -0.00458651685904339 0.894111079248207 0.447821774625472 -0.13070602999318 -0.444520593703069 0.886181344588844 -6.17116687085138cm 1.47737517397812cm -1.34478638724866cm)" dr3d:vrp="(0 0 36308.5714285714)" dr3d:vpn="(0 0 34288.5714285714)" dr3d:projection="perspective" dr3d:distance="2.02cm" dr3d:focal-length="10cm" dr3d:shadow-slant="0" dr3d:shade-mode="gouraud" dr3d:ambient-color="#666666" dr3d:lighting-mode="false">
          <dr3d:light dr3d:diffuse-color="#cccccc" dr3d:direction="(-0.7471980011863 -0.220452473431965 0.62697356721071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748 -1403 751 909" svg:d="m748-1403v909h313l50-1 43-2 20-2 18-2 16-3 15-3 19-5 19-6 17-7 17-7 16-9 16-9 15-11 14-11 17-16 17-17 15-17 14-19 13-20 11-21 11-22 9-23 8-24 7-25 6-26 6-27 4-27 3-29 1-29 1-30-1-50-2-24-3-24-3-22-4-22-5-21-6-20-6-19-7-19-7-18-8-17-8-16-8-15-9-15-9-13-10-13-9-12-10-11-11-11-10-10-11-9-11-9-11-8-12-7-12-7-12-6-13-6-14-6-15-5-15-4-15-4-33-7-35-5-38-3-40-1zm-208 107h194l43 1 19 1 18 2 17 3 16 3 15 3 13 4 12 4 12 5 11 5 11 6 10 6 9 7 9 7 8 7 10 11 10 12 9 13 9 14 7 15 8 16 7 16 6 18 6 19 5 19 4 21 3 21 3 22 2 24 1 24v25l-1 35-2 32-4 31-5 28-7 27-8 24-9 23-11 20-12 18-13 17-13 15-14 14-14 12-16 10-15 9-17 7-13 5-15 3-16 4-19 2-20 2-22 2-50 1h-191z"/>
          <dr3d:extrude draw:style-name="gr11" draw:layer="layout" svg:viewBox="1614 -1418 606 689" svg:d="m2101-1190 115-15-7-24-9-24-11-21-12-21-13-19-15-17-16-16-18-15-19-13-20-11-22-10-22-8-25-6-25-4-27-3-28-1-35 1-33 5-32 7-15 4-14 5-14 6-14 7-13 7-13 8-12 9-12 9-11 10-11 11-10 11-10 12-9 13-8 13-8 14-7 14-6 15-5 15-9 32-7 35-4 37-1 39 1 40 4 39 7 35 9 34 12 31 7 14 8 15 8 13 9 13 10 12 10 12 11 11 11 10 12 10 12 9 12 8 13 8 14 7 13 6 14 5 15 5 15 4 15 3 32 5 33 1 32-1 31-5 15-3 14-4 14-4 14-6 13-5 13-7 12-8 13-8 11-8 12-10 10-10 11-11 10-12 9-12 9-12 8-14 8-13 7-15 12-30 9-33 7-35 4-37 1-40v-13-8l-1-9h-490l2-26 4-25 6-23 7-22 8-20 10-18 5-9 6-8 6-8 7-7 14-13 7-6 8-6 8-5 8-5 8-4 9-4 9-4 9-3 9-2 9-2 20-3 20-1 15 1 14 1 14 3 13 3 13 5 12 5 12 7 11 7 5 4 6 5 10 9 9 12 9 12 8 14 8 15 7 16zm-359 197h367l-2 20-3 19-4 17-5 17-6 15-6 13-8 13-4 6-4 5-7 8-7 7-7 7-8 6-8 6-8 5-8 5-8 4-9 4-9 3-9 3-10 2-10 2-9 1-21 1-19-1-18-2-17-4-16-6-8-3-8-4-8-4-7-5-14-10-14-12-6-7-6-6-6-7-5-8-5-8-5-8-8-16-6-18-5-19-4-20z"/>
          <dr3d:extrude draw:style-name="gr11" draw:layer="layout" svg:viewBox="2355 -1403 358 674" svg:d="m2355-1403v659h101v-99l19 32 9 13 9 13 9 10 8 10 9 8 4 3 4 3 8 5 9 5 8 4 9 3 9 2 9 2 9 1h10l14-1 15-1 14-3 14-4 14-5 15-6 14-8 15-8-39-103-10 6-10 4-10 5-10 3-11 3-10 1-10 2h-10-9l-9-1-9-2-8-2-8-3-8-4-8-5-7-5-7-6-6-6-6-7-6-7-5-8-4-9-4-9-3-9-5-15-3-16-4-15-2-17-2-16-2-17-1-17v-18-345z"/>
          <dr3d:extrude draw:style-name="gr11" draw:layer="layout" svg:viewBox="3102 -1418 595 927" svg:d="m3102-1162 112 15 5-23 6-21 7-20 8-18 9-16 9-15 10-13 5-6 6-5 12-10 12-8 13-8 14-6 14-4 16-3 15-2 17-1 19 1 19 2 18 5 8 2 9 3 8 4 8 4 8 5 7 4 15 11 14 13 13 14 5 7 6 8 4 8 5 8 4 8 4 8 3 9 2 8 5 19 2 18 1 20-1 19-2 18-4 17-3 8-3 8-3 8-4 7-4 8-4 7-10 14-12 13-6 6-7 6-7 5-7 5-7 4-7 4-8 4-8 3-8 3-8 2-18 4-18 2-19 1h-8l-9-1-9-1-9-1-21-4-23-5 13 98 5-1h5 4 4l17 1 17 1 17 3 16 4 16 5 15 7 15 7 14 9 7 5 6 5 6 5 6 6 5 6 4 7 5 6 3 7 4 8 3 7 2 8 2 8 2 9 1 8 1 10v9l-1 15-2 14-3 14-2 7-2 6-3 7-3 6-4 6-3 5-8 12-10 10-5 5-6 4-5 5-6 4-6 3-6 4-7 2-6 3-14 4-15 4-15 1-16 1-16-1-15-2-15-3-14-4-7-3-6-3-6-4-6-3-6-4-6-4-11-10-10-11-9-12-9-13-7-15-7-16-6-17-4-19-4-20-112 20 6 27 8 26 9 24 11 23 12 21 14 19 16 18 17 16 19 14 19 13 21 11 22 8 23 7 24 5 26 3 26 1 19-1 18-1 17-3 18-3 16-5 17-5 16-7 16-7 15-8 15-9 13-10 13-11 11-11 11-12 9-13 9-13 8-14 6-14 6-14 5-15 3-15 3-15 1-15 1-15-1-14-1-15-3-14-3-13-5-13-5-13-7-13-7-12-8-12-10-11-10-10-11-10-12-10-13-8-14-9-15-7 19-5 19-7 17-7 16-9 15-11 14-11 13-13 12-14 11-15 9-16 7-17 7-18 5-19 3-19 2-21 1-21-1-29-2-14-2-14-3-14-4-13-5-13-5-13-6-12-6-12-7-12-8-12-18-22-20-21-22-19-24-17-13-8-13-6-26-12-28-9-30-7-31-4-32-1-29 1-28 3-27 6-26 8-24 10-23 12-22 14-20 17-19 18-16 20-15 21-12 23-10 23-8 26-6 26z"/>
          <dr3d:extrude draw:style-name="gr11" draw:layer="layout" svg:viewBox="3853 -1403 751 909" svg:d="m3853-1403v909h313l50-1 43-2 20-2 18-2 16-3 15-3 19-5 19-6 17-7 17-7 16-9 16-9 15-11 14-11 17-16 17-17 15-17 14-19 13-20 11-21 11-22 9-23 8-24 7-25 6-26 6-27 4-27 3-29 1-29 1-30-1-50-2-24-3-24-3-22-4-22-5-21-6-20-6-19-7-19-7-18-8-17-8-16-8-15-9-15-9-13-10-13-9-12-10-11-11-11-10-10-11-9-11-9-11-8-12-7-12-7-12-6-13-6-14-6-15-5-15-4-15-4-33-7-35-5-38-3-40-1zm-208 107h194l43 1 19 1 18 2 17 3 16 3 15 3 13 4 12 4 12 5 11 5 11 6 10 6 9 7 9 7 8 7 10 11 10 12 9 13 9 14 7 15 8 16 7 16 6 18 6 19 5 19 4 21 3 21 3 22 2 24 1 24v25l-1 35-2 32-4 31-5 28-7 27-8 24-9 23-11 20-12 18-13 17-13 15-14 14-14 12-16 10-15 9-17 7-13 5-15 3-16 4-19 2-20 2-22 2-50 1h-191z"/>
          <dr3d:extrude draw:style-name="gr11" draw:layer="layout" svg:viewBox="5125 -1403 799 909" svg:d="m5125-1403v909h403l57-2 26-1 24-3 22-3 20-5 18-4 17-6 15-7 15-8 14-9 13-10 12-12 12-12 10-14 10-15 9-16 7-16 7-16 5-17 5-17 3-18 1-18 1-19-1-24-3-22-5-22-7-21-9-20-10-19-13-18-15-17-8-8-9-8-9-7-10-7-21-13-23-11-25-10-27-8-29-7-32-5 23-11 10-6 9-6 9-5 8-6 7-5 7-6 13-13 13-13 25-29 24-31 24-35 157-248h-150l-120 189-48 73-21 29-18 24-17 20-8 9-7 8-8 7-7 6-7 5-7 5-14 8-6 3-7 4-7 3-7 3-7 2-7 2-5 1-7 1-15 1-18 1h-22-139v-404zm0 508h258l39 1 18 1 17 2 15 3 15 3 13 3 12 4 11 4 11 6 10 6 9 6 9 8 8 7 7 9 6 9 6 9 5 10 4 10 3 10 3 10 2 11 1 10v11l-1 16-1 7-1 8-2 7-2 7-2 7-3 7-3 7-4 6-3 6-5 6-4 6-5 5-5 6-6 5-6 5-6 5-7 4-8 4-7 4-8 3-18 6-19 5-21 3-23 2-24 1h-288z"/>
          <dr3d:extrude draw:style-name="gr11" draw:layer="layout" svg:viewBox="5988 -1418 606 689" svg:d="m6456-1321-31-24-15-11-15-10-15-9-15-8-14-7-15-6-14-5-15-5-15-4-15-3-16-2-16-2-16-1h-16l-26 1-25 2-23 5-22 5-20 8-9 4-10 5-8 5-9 6-7 6-8 6-7 7-7 7-6 7-6 7-5 8-4 8-5 8-4 8-3 9-3 9-2 9-2 9-3 20-1 20v12l1 11 2 12 2 11 3 11 4 10 5 11 5 10 6 10 6 9 7 9 7 8 7 8 8 7 8 7 9 6 9 6 9 5 10 6 10 4 10 5 10 4 11 4 11 3 9 2 10 2 22 4 58 9 63 8 55 9 45 10 19 5 17 6 1 10v9 10l-1 17-1 15-3 14-3 13-2 6-3 5-2 5-3 5-3 5-4 4-3 4-4 4-5 5-6 4-6 4-7 3-7 4-7 3-15 5-17 5-17 3-20 1-20 1h-19l-18-2-16-2-15-3-14-4-13-5-6-2-5-3-5-4-5-3-5-4-4-4-4-4-5-5-8-10-7-12-7-12-6-15-5-15-5-17-109 15 4 17 5 17 5 15 6 15 6 13 7 13 8 12 8 11 9 10 10 10 11 9 12 9 13 8 14 8 14 7 16 6 16 6 18 4 17 4 19 3 19 3 20 2 20 1h21 21l19-1 19-2 17-2 17-3 16-3 14-4 14-5 13-5 12-5 11-6 10-6 9-7 9-7 7-7 7-7 6-8 6-8 5-9 4-9 4-10 4-10 3-11 2-11 1-8 2-9 2-23 1-28v-35-149l2-127 2-42 1-16 2-12 4-20 3-10 3-10 4-10 4-10 4-10 5-9h-117l-4 9-3 9-4 10-2 10-3 10-2 11-2 12zm-10 260-16-6-18-6-21-6-21-5-50-10-57-9-32-5-27-6-11-3-10-3-9-3-8-3-7-3-6-4-7-4-5-4-6-5-5-5-4-5-4-6-4-6-3-6-2-7-3-6-2-7-1-7-1-7v-7l1-11v-5l1-6 1-5 2-5 1-5 2-4 3-5 2-4 3-5 3-4 3-4 4-4 8-8 4-4 5-3 5-3 5-3 5-3 6-2 12-5 12-3 14-2 15-2h16 16l15 2 15 2 15 3 14 4 14 5 13 5 13 7 12 7 12 9 10 8 10 10 8 10 8 11 7 11 6 12 4 10 4 11 3 12 3 14 1 14 2 16 1 17v18z"/>
          <dr3d:extrude draw:style-name="gr11" draw:layer="layout" svg:viewBox="6729 -1418 534 674" svg:d="m7163-1403v97l-10-14-10-12-11-12-11-11-11-10-12-9-13-9-13-7-13-7-14-5-14-5-14-4-15-3-16-2-16-2h-16-14l-15 1-14 2-13 2-14 3-13 4-13 5-13 5-12 6-11 6-11 7-9 6-9 8-9 7-7 9-7 8-6 9-6 9-5 10-4 10-4 10-4 11-3 11-2 12-2 9-1 10-2 24-2 28v34 408h112v-366-40l2-33 2-26 1-10 2-9 3-11 4-10 4-9 5-9 6-8 7-8 7-7 8-7 4-3 5-3 9-5 10-4 10-4 11-3 11-1 12-2h13 13l12 2 12 2 12 3 11 3 11 5 12 5 11 6 11 7 10 7 9 8 8 8 7 9 6 10 6 10 5 11 4 12 4 13 3 14 3 15 1 17 2 18 1 40v353h112v-659z"/>
          <dr3d:extrude draw:style-name="gr11" draw:layer="layout" svg:viewBox="7438 -1403 894 674" svg:d="m7438-1403v659h100v-93l8 12 8 11 10 11 10 10 10 10 12 8 12 9 12 7 13 7 14 6 14 5 14 4 15 4 15 2 16 1 16 1h18l17-2 16-2 16-4 14-4 14-5 13-6 12-7 11-8 11-9 9-9 9-11 8-11 7-12 6-13 5-13 21 27 10 12 12 12 11 10 12 10 12 8 13 8 13 7 13 6 14 5 14 4 14 3 15 2 15 2h16l24-1 22-2 21-5 20-6 9-3 9-4 9-5 8-4 8-6 7-5 7-6 7-7 6-7 6-7 6-8 5-9 5-9 4-9 4-10 4-10 5-22 5-24 2-25 1-28v-452h-112v415l-1 31-1 14-1 13-1 11-2 11-3 9-2 8-3 7-4 7-4 6-4 6-6 6-6 5-6 5-7 5-7 4-8 4-8 3-8 2-8 2-9 2-9 1h-10l-17-1-16-2-16-3-7-3-7-2-8-3-7-4-6-4-7-4-6-4-6-5-6-5-6-6-5-6-6-6-4-7-5-8-4-7-4-9-3-8-3-9-5-19-4-22-2-22-1-25v-383h-112v428 18l-2 17-2 16-3 14-4 14-4 12-3 6-3 5-3 5-3 5-4 5-3 4-4 4-5 3-4 4-5 3-6 2-5 3-6 2-6 2-6 1-7 2-14 1-15 1h-12l-11-2-11-1-11-3-11-4-10-4-11-5-10-6-10-7-9-7-8-8-7-9-7-9-6-10-5-11-5-11-4-12-4-14-3-15-2-17-2-18-2-19-1-43v-342z"/>
          <dr3d:extrude draw:style-name="gr11" draw:layer="layout" svg:viewBox="8496 -1655 572 926" svg:d="m8496-1655v911h102v-85l9 12 10 11 9 11 10 9 11 9 10 9 11 7 11 7 12 6 12 5 13 4 13 4 14 3 15 1 15 2h16l21-1 20-2 19-3 19-5 19-6 17-7 18-9 16-10 16-11 14-13 14-14 12-15 12-15 11-18 9-18 9-19 8-20 6-21 6-21 5-21 3-22 3-23 1-23 1-23-1-25-1-24-3-24-4-23-5-22-6-22-8-21-8-21-10-20-10-18-12-17-13-16-14-15-14-14-16-13-17-11-17-10-18-9-18-7-18-6-18-5-18-3-19-2-19-1h-14l-13 1-13 2-13 3-12 3-12 4-12 5-11 6-11 6-10 6-10 7-10 7-8 8-9 8-8 8-7 9v-320zm-11 578 1-31 2-29 4-26 6-25 7-22 4-11 5-10 5-9 5-9 6-8 6-8 13-14 14-12 7-6 8-5 7-4 8-5 8-3 8-3 8-3 9-2 8-2 9-1 9-1h9 9l9 1 9 1 9 2 8 2 8 3 9 3 8 4 8 4 7 5 8 5 7 5 7 7 8 6 13 15 6 8 6 9 6 9 5 10 5 10 4 11 8 23 5 26 5 27 2 30 1 32-1 31-2 28-4 27-6 24-7 23-4 10-5 11-5 9-6 9-6 9-6 8-13 15-14 13-7 5-8 5-7 5-8 4-7 4-8 3-8 3-8 2-9 2-8 1-9 1h-9-9l-9-1-8-1-9-2-8-2-8-3-9-4-7-4-8-4-8-5-7-6-8-6-14-13-14-16-7-9-6-9-5-9-6-10-9-22-8-23-6-25-4-27-3-29z"/>
          <dr3d:extrude draw:style-name="gr11" draw:layer="layout" svg:viewBox="9199 -1403 112 909" svg:d="m9199-1403v909h112v-909z"/>
          <dr3d:extrude draw:style-name="gr11" draw:layer="layout" svg:viewBox="9446 -1418 606 689" svg:d="m9914-1321-31-24-15-11-15-10-15-9-15-8-14-7-15-6-14-5-15-5-15-4-15-3-16-2-16-2-16-1h-16l-26 1-25 2-23 5-22 5-20 8-9 4-10 5-8 5-9 6-7 6-8 6-7 7-7 7-6 7-6 7-5 8-4 8-5 8-4 8-3 9-3 9-2 9-2 9-3 20-1 20v12l1 11 2 12 2 11 3 11 4 10 5 11 5 10 6 10 6 9 7 9 7 8 7 8 8 7 8 7 9 6 9 6 9 5 10 6 10 4 10 5 10 4 11 4 11 3 9 2 10 2 22 4 58 9 63 8 55 9 45 10 19 5 17 6 1 10v9 10l-1 17-1 15-3 14-3 13-2 6-3 5-2 5-3 5-3 5-4 4-3 4-4 4-5 5-6 4-6 4-7 3-7 4-7 3-15 5-17 5-17 3-20 1-20 1h-19l-18-2-16-2-15-3-14-4-13-5-6-2-5-3-5-4-5-3-5-4-4-4-4-4-5-5-8-10-7-12-7-12-6-15-5-15-5-17-109 15 4 17 5 17 5 15 6 15 6 13 7 13 8 12 8 11 9 10 10 10 11 9 12 9 13 8 14 8 14 7 16 6 16 6 18 4 17 4 19 3 19 3 20 2 20 1h21 21l19-1 19-2 17-2 17-3 16-3 14-4 14-5 13-5 12-5 11-6 10-6 9-7 9-7 7-7 7-7 6-8 6-8 5-9 4-9 4-10 4-10 3-11 2-11 1-8 2-9 2-23 1-28v-35-149l2-127 2-42 1-16 2-12 4-20 3-10 3-10 4-10 4-10 4-10 5-9h-117l-4 9-3 9-4 10-2 10-3 10-2 11-2 12zm-10 260-16-6-18-6-21-6-21-5-50-10-57-9-32-5-27-6-11-3-10-3-9-3-8-3-7-3-6-4-7-4-5-4-6-5-5-5-4-5-4-6-4-6-3-6-2-7-3-6-2-7-1-7-1-7v-7l1-11v-5l1-6 1-5 2-5 1-5 2-4 3-5 2-4 3-5 3-4 3-4 4-4 8-8 4-4 5-3 5-3 5-3 5-3 6-2 12-5 12-3 14-2 15-2h16 16l15 2 15 2 15 3 14 4 14 5 13 5 13 7 12 7 12 9 10 8 10 10 8 10 8 11 7 11 6 12 4 10 4 11 3 12 3 14 1 14 2 16 1 17v18z"/>
          <dr3d:extrude draw:style-name="gr11" draw:layer="layout" svg:viewBox="10190 -1403 535 674" svg:d="m10190-1403v659h101v-94l9 13 10 13 10 11 11 11 11 10 12 9 13 8 12 7 14 6 14 6 14 4 15 4 15 3 16 2 16 2h17 15l14-1 14-2 14-2 14-3 13-4 13-4 13-5 12-5 12-6 10-7 10-7 9-7 7-8 8-8 6-9 6-9 5-9 5-10 5-10 4-10 4-11 3-11 3-12 1-9 2-10 2-24 1-30v-36-405h-112v401l-1 32-1 14-1 13-2 12-2 12-3 10-3 9-4 8-4 8-5 8-5 6-6 7-7 6-7 6-8 5-8 5-9 4-9 3-10 3-10 2-10 2-11 1h-11l-17-1-17-2-16-3-16-5-15-7-14-7-14-9-13-11-6-6-6-7-5-7-5-8-5-8-4-9-4-10-4-11-6-23-4-25-2-28-1-30v-360z"/>
          <dr3d:extrude draw:style-name="gr11" draw:layer="layout" svg:viewBox="10859 -1418 606 689" svg:d="m11346-1190 115-15-7-24-9-24-11-21-12-21-13-19-15-17-16-16-18-15-19-13-20-11-22-10-22-8-25-6-25-4-27-3-28-1-35 1-33 5-32 7-15 4-14 5-14 6-14 7-13 7-13 8-12 9-12 9-11 10-11 11-10 11-10 12-9 13-8 13-8 14-7 14-6 15-5 15-9 32-7 35-4 37-1 39 1 40 4 39 7 35 9 34 12 31 7 14 8 15 8 13 9 13 10 12 10 12 11 11 11 10 12 10 12 9 12 8 13 8 14 7 13 6 14 5 15 5 15 4 15 3 32 5 33 1 32-1 31-5 15-3 14-4 14-4 14-6 13-5 13-7 12-8 13-8 11-8 12-10 10-10 11-11 10-12 9-12 9-12 8-14 8-13 7-15 12-30 9-33 7-35 4-37 1-40v-13-8l-1-9h-490l2-26 4-25 6-23 7-22 8-20 10-18 5-9 6-8 6-8 7-7 14-13 7-6 8-6 8-5 8-5 8-4 9-4 9-4 9-3 9-2 9-2 20-3 20-1 15 1 14 1 14 3 13 3 13 5 12 5 12 7 11 7 5 4 6 5 10 9 9 12 9 12 8 14 8 15 7 16zm-359 197h367l-2 20-3 19-4 17-5 17-6 15-6 13-8 13-4 6-4 5-7 8-7 7-7 7-8 6-8 6-8 5-8 5-8 4-9 4-9 3-9 3-10 2-10 2-9 1-21 1-19-1-18-2-17-4-16-6-8-3-8-4-8-4-7-5-14-10-14-12-6-7-6-6-6-7-5-8-5-8-5-8-8-16-6-18-5-19-4-20z"/>
          <dr3d:extrude draw:style-name="gr11" draw:layer="layout" svg:viewBox="11600 -1403 358 674" svg:d="m11600-1403v659h101v-99l19 32 9 13 9 13 9 10 8 10 9 8 4 3 4 3 8 5 9 5 8 4 9 3 9 2 9 2 9 1h10l14-1 15-1 14-3 14-4 14-5 15-6 14-8 15-8-39-103-10 6-10 4-10 5-10 3-11 3-10 1-10 2h-10-9l-9-1-9-2-8-2-8-3-8-4-8-5-7-5-7-6-6-6-6-7-6-7-5-8-4-9-4-9-3-9-5-15-3-16-4-15-2-17-2-16-2-17-1-17v-18-345z"/>
        </dr3d:scene>
        <draw:ellipse draw:style-name="gr12" draw:text-style-name="P3" draw:layer="layout" svg:width="4.095cm" svg:height="2.97cm" svg:x="5.7cm" svg:y="7.565cm" draw:kind="arc" draw:start-angle="135" draw:end-angle="225">
          <text:p text:style-name="P2">GNR is Not RoXXer ;-)</text:p>
        </draw:ellipse>
        <draw:frame draw:style-name="gr13" draw:text-style-name="P4" draw:layer="layout" svg:width="6.1cm" svg:height="1.276cm" draw:transform="rotate (1.5707963267946) translate (0cm 12.1cm)">
          <draw:text-box>
            <text:p text:style-name="P4"><text:span text:style-name="T1">Version 0.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1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atrick Kracht</meta:initial-creator>
    <meta:creation-date>2008-11-14T03:31:42</meta:creation-date>
    <dc:date>2008-11-14T03:59:29.25</dc:date>
    <dc:creator>Patrick Kracht</dc:creator>
    <meta:editing-duration>PT00H27M49S</meta:editing-duration>
    <meta:editing-cycles>4</meta:editing-cycles>
    <meta:generator>OpenOffice.org/3.0$Win32 OpenOffice.org_project/300m9$Build-9358</meta:generator>
    <meta:document-statistic meta:object-count="28"/>
  </office:meta>
</office:document-meta>
</file>